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13:40:5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29: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3544553"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095680399" text:style-name="L2">
        <text:list-item>
          <text:p text:style-name="P47">Version 2.1.2 :</text:p>
        </text:list-item>
      </text:list>
      <text:list xml:id="list894585115" text:style-name="L3">
        <text:list-item>
          <text:list>
            <text:list-item>
              <text:p text:style-name="P48">Localized help : resolved non-functional hyperlink due to API incompatibility introduced by Apache OpenOffice 4.1 (and LibreOffice 4.0).</text:p>
            </text:list-item>
          </text:list>
        </text:list-item>
      </text:list>
      <text:list xml:id="list134059176405478" text:continue-list="list4095680399" text:style-name="L2">
        <text:list-item>
          <text:p text:style-name="P47">Version 2.1.1 :</text:p>
        </text:list-item>
      </text:list>
      <text:list xml:id="list2416535197"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34057860721952" text:continue-list="list134059176405478" text:style-name="L2">
        <text:list-item>
          <text:p text:style-name="P47">Version 2.1.0 :</text:p>
        </text:list-item>
      </text:list>
      <text:list xml:id="list3845338105"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34059316830397" text:continue-list="list134057860721952" text:style-name="L2">
        <text:list-item>
          <text:p text:style-name="P47">Version 2.0.0 :</text:p>
        </text:list-item>
      </text:list>
      <text:list xml:id="list4068363818"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34058435399832" text:continue-list="list134059316830397" text:style-name="L2">
        <text:list-item>
          <text:p text:style-name="P47">Version 1.5.3 :</text:p>
        </text:list-item>
      </text:list>
      <text:list xml:id="list2878051102"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37315444"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88680823"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35167104"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2588869737"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58815779"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0884687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79445925"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41579714"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8815510"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99390431" text:style-name="L17">
        <text:list-item>
          <text:p text:style-name="P62">Arg1 : <text:span text:style-name="InstructionMacro">String</text:span> : mandatory, type of control used for the button</text:p>
        </text:list-item>
      </text:list>
      <text:list xml:id="list3793558660"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09481032"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8305850"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47180339"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273189988"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81587901"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18081608"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07676225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4231269"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273556239"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200659743"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147228744"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15243281"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67932336"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62794391"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0583534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29704242"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39434006"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8456881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778814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200450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405930166405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9723033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1453128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662241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4058470085982" text:continue-list="list178456881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4058929642333" text:continue-list="list13405930166405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34058752330125" text:continue-list="list13405847008598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